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Es19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table:formula="of:=([.A7]+[.A7]+[.B7])/3" office:value-type="float" office:value="13.6666666666667" calcext:value-type="float">
            <text:p>13,6666666666667</text:p>
          </table:table-cell>
          <table:table-cell table:style-name="ce1" table:formula="of:=([.B7]+[.A7]+[.C7])/3" office:value-type="float" office:value="16.6666666666667" calcext:value-type="float">
            <text:p>16,6666666666667</text:p>
          </table:table-cell>
          <table:table-cell table:style-name="ce1" table:formula="of:=([.C7]+[.B7]+[.D7])/3" office:value-type="float" office:value="19" calcext:value-type="float">
            <text:p>19</text:p>
          </table:table-cell>
          <table:table-cell table:style-name="ce1" table:formula="of:=([.D7]+[.C7]+[.E7])/3" office:value-type="float" office:value="21" calcext:value-type="float">
            <text:p>21</text:p>
          </table:table-cell>
          <table:table-cell table:style-name="ce1" table:formula="of:=([.E7]+[.D7]+[.E7])/3" office:value-type="float" office:value="21.6666666666667" calcext:value-type="float">
            <text:p>21,6666666666667</text:p>
          </table:table-cell>
          <table:table-cell table:style-name="ce1" table:number-columns-repeated="10"/>
        </table:table-row>
        <table:table-row table:style-name="ro1">
          <table:table-cell table:style-name="ce1" table:number-columns-repeated="15"/>
        </table:table-row>
      </table:table>
      <table:table table:name="Foglio2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Originale</text:p>
          </table:table-cell>
          <table:table-cell office:value-type="string" calcext:value-type="string">
            <text:p>Media mobile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RAND()*100" office:value-type="float" office:value="55.8120689371364" calcext:value-type="float">
            <text:p>55,8120689371364</text:p>
          </table:table-cell>
          <table:table-cell table:number-columns-repeated="2"/>
        </table:table-row>
        <table:table-row table:style-name="ro1">
          <table:table-cell table:formula="of:=RAND()*100" office:value-type="float" office:value="71.6062216373962" calcext:value-type="float">
            <text:p>71,6062216373962</text:p>
          </table:table-cell>
          <table:table-cell table:number-columns-repeated="2"/>
        </table:table-row>
        <table:table-row table:style-name="ro1">
          <table:table-cell table:formula="of:=RAND()*100" office:value-type="float" office:value="89.6575627905383" calcext:value-type="float">
            <text:p>89,6575627905383</text:p>
          </table:table-cell>
          <table:table-cell table:number-columns-repeated="2"/>
        </table:table-row>
        <table:table-row table:style-name="ro1">
          <table:table-cell table:formula="of:=RAND()*100" office:value-type="float" office:value="16.7357389221521" calcext:value-type="float">
            <text:p>16,7357389221521</text:p>
          </table:table-cell>
          <table:table-cell table:number-columns-repeated="2"/>
        </table:table-row>
        <table:table-row table:style-name="ro1">
          <table:table-cell table:formula="of:=RAND()*100" office:value-type="float" office:value="54.96866067272" calcext:value-type="float">
            <text:p>54,96866067272</text:p>
          </table:table-cell>
          <table:table-cell table:number-columns-repeated="2"/>
        </table:table-row>
        <table:table-row table:style-name="ro1">
          <table:table-cell table:formula="of:=RAND()*100" office:value-type="float" office:value="70.9853168390629" calcext:value-type="float">
            <text:p>70,9853168390629</text:p>
          </table:table-cell>
          <table:table-cell table:number-columns-repeated="2"/>
        </table:table-row>
        <table:table-row table:style-name="ro1">
          <table:table-cell table:formula="of:=RAND()*100" office:value-type="float" office:value="16.702385488016" calcext:value-type="float">
            <text:p>16,702385488016</text:p>
          </table:table-cell>
          <table:table-cell table:number-columns-repeated="2"/>
        </table:table-row>
        <table:table-row table:style-name="ro1">
          <table:table-cell table:formula="of:=RAND()*100" office:value-type="float" office:value="62.4354023635691" calcext:value-type="float">
            <text:p>62,4354023635691</text:p>
          </table:table-cell>
          <table:table-cell table:number-columns-repeated="2"/>
        </table:table-row>
        <table:table-row table:style-name="ro1">
          <table:table-cell table:formula="of:=RAND()*100" office:value-type="float" office:value="65.3921169165479" calcext:value-type="float">
            <text:p>65,3921169165479</text:p>
          </table:table-cell>
          <table:table-cell table:number-columns-repeated="2"/>
        </table:table-row>
        <table:table-row table:style-name="ro1">
          <table:table-cell table:formula="of:=RAND()*100" office:value-type="float" office:value="96.4738082860095" calcext:value-type="float">
            <text:p>96,4738082860095</text:p>
          </table:table-cell>
          <table:table-cell table:number-columns-repeated="2"/>
        </table:table-row>
        <table:table-row table:style-name="ro1">
          <table:table-cell table:formula="of:=RAND()*100" office:value-type="float" office:value="20.5981698581577" calcext:value-type="float">
            <text:p>20,5981698581577</text:p>
          </table:table-cell>
          <table:table-cell table:number-columns-repeated="2"/>
        </table:table-row>
        <table:table-row table:style-name="ro1">
          <table:table-cell table:formula="of:=RAND()*100" office:value-type="float" office:value="97.2371393671281" calcext:value-type="float">
            <text:p>97,2371393671281</text:p>
          </table:table-cell>
          <table:table-cell table:number-columns-repeated="2"/>
        </table:table-row>
        <table:table-row table:style-name="ro1">
          <table:table-cell table:formula="of:=RAND()*100" office:value-type="float" office:value="16.577738801439" calcext:value-type="float">
            <text:p>16,577738801439</text:p>
          </table:table-cell>
          <table:table-cell table:number-columns-repeated="2"/>
        </table:table-row>
        <table:table-row table:style-name="ro1">
          <table:table-cell table:formula="of:=RAND()*100" office:value-type="float" office:value="13.3359851637503" calcext:value-type="float">
            <text:p>13,3359851637503</text:p>
          </table:table-cell>
          <table:table-cell table:number-columns-repeated="2"/>
        </table:table-row>
        <table:table-row table:style-name="ro1">
          <table:table-cell table:formula="of:=RAND()*100" office:value-type="float" office:value="83.1436110530782" calcext:value-type="float">
            <text:p>83,1436110530782</text:p>
          </table:table-cell>
          <table:table-cell table:number-columns-repeated="2"/>
        </table:table-row>
        <table:table-row table:style-name="ro1">
          <table:table-cell table:formula="of:=RAND()*100" office:value-type="float" office:value="16.688227290855" calcext:value-type="float">
            <text:p>16,688227290855</text:p>
          </table:table-cell>
          <table:table-cell table:number-columns-repeated="2"/>
        </table:table-row>
        <table:table-row table:style-name="ro1">
          <table:table-cell table:formula="of:=RAND()*100" office:value-type="float" office:value="38.3879694278809" calcext:value-type="float">
            <text:p>38,3879694278809</text:p>
          </table:table-cell>
          <table:table-cell table:number-columns-repeated="2"/>
        </table:table-row>
        <table:table-row table:style-name="ro1">
          <table:table-cell table:formula="of:=RAND()*100" office:value-type="float" office:value="75.2019304391167" calcext:value-type="float">
            <text:p>75,2019304391167</text:p>
          </table:table-cell>
          <table:table-cell table:number-columns-repeated="2"/>
        </table:table-row>
        <table:table-row table:style-name="ro1">
          <table:table-cell table:formula="of:=RAND()*100" office:value-type="float" office:value="23.4625835276801" calcext:value-type="float">
            <text:p>23,4625835276801</text:p>
          </table:table-cell>
          <table:table-cell table:number-columns-repeated="2"/>
        </table:table-row>
        <table:table-row table:style-name="ro1">
          <table:table-cell table:formula="of:=RAND()*100" office:value-type="float" office:value="48.230089593625" calcext:value-type="float">
            <text:p>48,230089593625</text:p>
          </table:table-cell>
          <table:table-cell table:number-columns-repeated="2"/>
        </table:table-row>
        <table:table-row table:style-name="ro1">
          <table:table-cell table:formula="of:=RAND()*100" office:value-type="float" office:value="6.03826140165988" calcext:value-type="float">
            <text:p>6,03826140165988</text:p>
          </table:table-cell>
          <table:table-cell table:number-columns-repeated="2"/>
        </table:table-row>
        <table:table-row table:style-name="ro1">
          <table:table-cell table:formula="of:=RAND()*100" office:value-type="float" office:value="58.7938172270361" calcext:value-type="float">
            <text:p>58,793817227036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11:35:27.938000000</meta:creation-date>
    <dc:date>2021-02-05T10:09:47.848000000</dc:date>
    <meta:editing-duration>P3DT1H24M30S</meta:editing-duration>
    <meta:editing-cycles>1</meta:editing-cycles>
    <meta:document-statistic meta:table-count="2" meta:cell-count="36" meta:object-count="0"/>
    <meta:generator>LibreOffice/7.0.4.2$Windows_X86_64 LibreOffice_project/dcf040e67528d9187c66b2379df5ea4407429775</meta:generator>
  </office:meta>
</office:document-meta>
</file>